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2740000000000005in"/>
    </style:style>
    <style:style style:name="ta1co2" style:family="table-column">
      <style:table-column-properties fo:break-before="auto" style:column-width="1.549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1700000000000004in"/>
    </style:style>
    <style:style style:name="ta2co2" style:family="table-column">
      <style:table-column-properties fo:break-before="auto" style:column-width="1.549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/training_set.lp</text:p>
          </table:table-cell>
          <table:table-cell office:value-type="float" office:value="14.7584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/training_set.lp</text:p>
          </table:table-cell>
          <table:table-cell office:value-type="float" office:value="180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/training_set.lp</text:p>
          </table:table-cell>
          <table:table-cell office:value-type="float" office:value="468.868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/training_set.lp</text:p>
          </table:table-cell>
          <table:table-cell office:value-type="float" office:value="36.4411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/training_set.lp</text:p>
          </table:table-cell>
          <table:table-cell office:value-type="float" office:value="1800.0"/>
          <table:table-cell office:value-type="float" office:value="1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/training_set.lp</text:p>
          </table:table-cell>
          <table:table-cell office:value-type="float" office:value="180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/training_set.lp</text:p>
          </table:table-cell>
          <table:table-cell office:value-type="float" office:value="325.088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/training_set.lp</text:p>
          </table:table-cell>
          <table:table-cell office:value-type="float" office:value="180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/training_set.lp</text:p>
          </table:table-cell>
          <table:table-cell office:value-type="float" office:value="180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/training_set.lp</text:p>
          </table:table-cell>
          <table:table-cell office:value-type="float" office:value="37.9679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/training_set.lp</text:p>
          </table:table-cell>
          <table:table-cell office:value-type="float" office:value="180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/training_set.lp</text:p>
          </table:table-cell>
          <table:table-cell office:value-type="float" office:value="1157.22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/training_set.lp</text:p>
          </table:table-cell>
          <table:table-cell office:value-type="float" office:value="49.7669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/training_set.lp</text:p>
          </table:table-cell>
          <table:table-cell office:value-type="float" office:value="180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/training_set.lp</text:p>
          </table:table-cell>
          <table:table-cell office:value-type="float" office:value="180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/training_set.lp</text:p>
          </table:table-cell>
          <table:table-cell office:value-type="float" office:value="229.762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/training_set.lp</text:p>
          </table:table-cell>
          <table:table-cell office:value-type="float" office:value="1800.0"/>
          <table:table-cell office:value-type="float" office:value="1.0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/training_set.lp</text:p>
          </table:table-cell>
          <table:table-cell office:value-type="float" office:value="1800.0"/>
          <table:table-cell office:value-type="float" office:value="1.0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/training_set.lp</text:p>
          </table:table-cell>
          <table:table-cell office:value-type="float" office:value="33.3276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/training_set.lp</text:p>
          </table:table-cell>
          <table:table-cell office:value-type="float" office:value="1800.0"/>
          <table:table-cell office:value-type="float" office:value="1.0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/training_set.lp</text:p>
          </table:table-cell>
          <table:table-cell office:value-type="float" office:value="1800.0"/>
          <table:table-cell office:value-type="float" office:value="1.0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/training_set.lp</text:p>
          </table:table-cell>
          <table:table-cell office:value-type="float" office:value="14.2995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/training_set.lp</text:p>
          </table:table-cell>
          <table:table-cell office:value-type="float" office:value="1800.0"/>
          <table:table-cell office:value-type="float" office:value="1.0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/training_set.lp</text:p>
          </table:table-cell>
          <table:table-cell office:value-type="float" office:value="1315.14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/training_set.lp</text:p>
          </table:table-cell>
          <table:table-cell office:value-type="float" office:value="30.8339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/training_set.lp</text:p>
          </table:table-cell>
          <table:table-cell office:value-type="float" office:value="1800.0"/>
          <table:table-cell office:value-type="float" office:value="1.0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/training_set.lp</text:p>
          </table:table-cell>
          <table:table-cell office:value-type="float" office:value="1800.0"/>
          <table:table-cell office:value-type="float" office:value="1.0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/training_set.lp</text:p>
          </table:table-cell>
          <table:table-cell office:value-type="float" office:value="14.6117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/training_set.lp</text:p>
          </table:table-cell>
          <table:table-cell office:value-type="float" office:value="1800.0"/>
          <table:table-cell office:value-type="float" office:value="1.0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/training_set.lp</text:p>
          </table:table-cell>
          <table:table-cell office:value-type="float" office:value="1800.0"/>
          <table:table-cell office:value-type="float" office:value="1.0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/training_set.lp</text:p>
          </table:table-cell>
          <table:table-cell office:value-type="float" office:value="264.578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/training_set.lp</text:p>
          </table:table-cell>
          <table:table-cell office:value-type="float" office:value="1800.0"/>
          <table:table-cell office:value-type="float" office:value="1.0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/training_set.lp</text:p>
          </table:table-cell>
          <table:table-cell office:value-type="float" office:value="1800.0"/>
          <table:table-cell office:value-type="float" office:value="1.0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/training_set.lp</text:p>
          </table:table-cell>
          <table:table-cell office:value-type="float" office:value="133.404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/training_set.lp</text:p>
          </table:table-cell>
          <table:table-cell office:value-type="float" office:value="1800.0"/>
          <table:table-cell office:value-type="float" office:value="1.0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/training_set.lp</text:p>
          </table:table-cell>
          <table:table-cell office:value-type="float" office:value="450.005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/training_set.lp</text:p>
          </table:table-cell>
          <table:table-cell office:value-type="float" office:value="129.896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/training_set.lp</text:p>
          </table:table-cell>
          <table:table-cell office:value-type="float" office:value="1800.0"/>
          <table:table-cell office:value-type="float" office:value="1.0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/training_set.lp</text:p>
          </table:table-cell>
          <table:table-cell office:value-type="float" office:value="423.445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asprin-vL-1.0/default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training_po/user11/aso</text:p>
          </table:table-cell>
          <table:table-cell table:formula="of:=AVERAGE([Instances.B3:Instances.B3])" office:value-type="float"/>
          <table:table-cell table:formula="of:=SUM([Instances.C3:Instances.C3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training_po/user11/less_weight</text:p>
          </table:table-cell>
          <table:table-cell table:formula="of:=AVERAGE([Instances.B4:Instances.B4])" office:value-type="float"/>
          <table:table-cell table:formula="of:=SUM([Instances.C4:Instances.C4])" office:value-type="float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training_po/user11/poset</text:p>
          </table:table-cell>
          <table:table-cell table:formula="of:=AVERAGE([Instances.B5:Instances.B5])" office:value-type="float"/>
          <table:table-cell table:formula="of:=SUM([Instances.C5:Instances.C5])" office:value-type="float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training_po/user15/aso</text:p>
          </table:table-cell>
          <table:table-cell table:formula="of:=AVERAGE([Instances.B6:Instances.B6])" office:value-type="float"/>
          <table:table-cell table:formula="of:=SUM([Instances.C6:Instances.C6])" office:value-type="float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training_po/user15/less_weight</text:p>
          </table:table-cell>
          <table:table-cell table:formula="of:=AVERAGE([Instances.B7:Instances.B7])" office:value-type="float"/>
          <table:table-cell table:formula="of:=SUM([Instances.C7:Instances.C7])" office:value-type="float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training_po/user15/poset</text:p>
          </table:table-cell>
          <table:table-cell table:formula="of:=AVERAGE([Instances.B8:Instances.B8])" office:value-type="float"/>
          <table:table-cell table:formula="of:=SUM([Instances.C8:Instances.C8])" office:value-type="float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training_po/user17/aso</text:p>
          </table:table-cell>
          <table:table-cell table:formula="of:=AVERAGE([Instances.B9:Instances.B9])" office:value-type="float"/>
          <table:table-cell table:formula="of:=SUM([Instances.C9:Instances.C9])" office:value-type="float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training_po/user17/less_weight</text:p>
          </table:table-cell>
          <table:table-cell table:formula="of:=AVERAGE([Instances.B10:Instances.B10])" office:value-type="float"/>
          <table:table-cell table:formula="of:=SUM([Instances.C10:Instances.C10])" office:value-type="float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training_po/user17/poset</text:p>
          </table:table-cell>
          <table:table-cell table:formula="of:=AVERAGE([Instances.B11:Instances.B11])" office:value-type="float"/>
          <table:table-cell table:formula="of:=SUM([Instances.C11:Instances.C11])" office:value-type="float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training_po/user19/aso</text:p>
          </table:table-cell>
          <table:table-cell table:formula="of:=AVERAGE([Instances.B12:Instances.B12])" office:value-type="float"/>
          <table:table-cell table:formula="of:=SUM([Instances.C12:Instances.C12])" office:value-type="float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training_po/user19/less_weight</text:p>
          </table:table-cell>
          <table:table-cell table:formula="of:=AVERAGE([Instances.B13:Instances.B13])" office:value-type="float"/>
          <table:table-cell table:formula="of:=SUM([Instances.C13:Instances.C13])" office:value-type="float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training_po/user19/poset</text:p>
          </table:table-cell>
          <table:table-cell table:formula="of:=AVERAGE([Instances.B14:Instances.B14])" office:value-type="float"/>
          <table:table-cell table:formula="of:=SUM([Instances.C14:Instances.C14])" office:value-type="float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training_po/user38/aso</text:p>
          </table:table-cell>
          <table:table-cell table:formula="of:=AVERAGE([Instances.B15:Instances.B15])" office:value-type="float"/>
          <table:table-cell table:formula="of:=SUM([Instances.C15:Instances.C15])" office:value-type="float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training_po/user38/less_weight</text:p>
          </table:table-cell>
          <table:table-cell table:formula="of:=AVERAGE([Instances.B16:Instances.B16])" office:value-type="float"/>
          <table:table-cell table:formula="of:=SUM([Instances.C16:Instances.C16])" office:value-type="float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training_po/user38/poset</text:p>
          </table:table-cell>
          <table:table-cell table:formula="of:=AVERAGE([Instances.B17:Instances.B17])" office:value-type="float"/>
          <table:table-cell table:formula="of:=SUM([Instances.C17:Instances.C17])" office:value-type="float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training_po/user39/aso</text:p>
          </table:table-cell>
          <table:table-cell table:formula="of:=AVERAGE([Instances.B18:Instances.B18])" office:value-type="float"/>
          <table:table-cell table:formula="of:=SUM([Instances.C18:Instances.C18])" office:value-type="float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>
          <table:table-cell office:value-type="string">
            <text:p>training_po/user39/less_weight</text:p>
          </table:table-cell>
          <table:table-cell table:formula="of:=AVERAGE([Instances.B19:Instances.B19])" office:value-type="float"/>
          <table:table-cell table:formula="of:=SUM([Instances.C19:Instances.C19])" office:value-type="float"/>
          <table:table-cell table:formula="of:=MIN([.$B19])" office:value-type="float"/>
          <table:table-cell table:formula="of:=MIN([.$C19])" office:value-type="float"/>
          <table:table-cell table:formula="of:=MEDIAN([.$B19])" office:value-type="float"/>
          <table:table-cell table:formula="of:=MEDIAN([.$C19])" office:value-type="float"/>
          <table:table-cell table:formula="of:=MAX([.$B19])" office:value-type="float"/>
          <table:table-cell table:formula="of:=MAX([.$C19])" office:value-type="float"/>
        </table:table-row>
        <table:table-row table:style-name="ro1">
          <table:table-cell office:value-type="string">
            <text:p>training_po/user39/poset</text:p>
          </table:table-cell>
          <table:table-cell table:formula="of:=AVERAGE([Instances.B20:Instances.B20])" office:value-type="float"/>
          <table:table-cell table:formula="of:=SUM([Instances.C20:Instances.C20])" office:value-type="float"/>
          <table:table-cell table:formula="of:=MIN([.$B20])" office:value-type="float"/>
          <table:table-cell table:formula="of:=MIN([.$C20])" office:value-type="float"/>
          <table:table-cell table:formula="of:=MEDIAN([.$B20])" office:value-type="float"/>
          <table:table-cell table:formula="of:=MEDIAN([.$C20])" office:value-type="float"/>
          <table:table-cell table:formula="of:=MAX([.$B20])" office:value-type="float"/>
          <table:table-cell table:formula="of:=MAX([.$C20])" office:value-type="float"/>
        </table:table-row>
        <table:table-row table:style-name="ro1">
          <table:table-cell office:value-type="string">
            <text:p>training_po/user4/aso</text:p>
          </table:table-cell>
          <table:table-cell table:formula="of:=AVERAGE([Instances.B21:Instances.B21])" office:value-type="float"/>
          <table:table-cell table:formula="of:=SUM([Instances.C21:Instances.C21])" office:value-type="float"/>
          <table:table-cell table:formula="of:=MIN([.$B21])" office:value-type="float"/>
          <table:table-cell table:formula="of:=MIN([.$C21])" office:value-type="float"/>
          <table:table-cell table:formula="of:=MEDIAN([.$B21])" office:value-type="float"/>
          <table:table-cell table:formula="of:=MEDIAN([.$C21])" office:value-type="float"/>
          <table:table-cell table:formula="of:=MAX([.$B21])" office:value-type="float"/>
          <table:table-cell table:formula="of:=MAX([.$C21])" office:value-type="float"/>
        </table:table-row>
        <table:table-row table:style-name="ro1">
          <table:table-cell office:value-type="string">
            <text:p>training_po/user4/less_weight</text:p>
          </table:table-cell>
          <table:table-cell table:formula="of:=AVERAGE([Instances.B22:Instances.B22])" office:value-type="float"/>
          <table:table-cell table:formula="of:=SUM([Instances.C22:Instances.C22])" office:value-type="float"/>
          <table:table-cell table:formula="of:=MIN([.$B22])" office:value-type="float"/>
          <table:table-cell table:formula="of:=MIN([.$C22])" office:value-type="float"/>
          <table:table-cell table:formula="of:=MEDIAN([.$B22])" office:value-type="float"/>
          <table:table-cell table:formula="of:=MEDIAN([.$C22])" office:value-type="float"/>
          <table:table-cell table:formula="of:=MAX([.$B22])" office:value-type="float"/>
          <table:table-cell table:formula="of:=MAX([.$C22])" office:value-type="float"/>
        </table:table-row>
        <table:table-row table:style-name="ro1">
          <table:table-cell office:value-type="string">
            <text:p>training_po/user4/poset</text:p>
          </table:table-cell>
          <table:table-cell table:formula="of:=AVERAGE([Instances.B23:Instances.B23])" office:value-type="float"/>
          <table:table-cell table:formula="of:=SUM([Instances.C23:Instances.C23])" office:value-type="float"/>
          <table:table-cell table:formula="of:=MIN([.$B23])" office:value-type="float"/>
          <table:table-cell table:formula="of:=MIN([.$C23])" office:value-type="float"/>
          <table:table-cell table:formula="of:=MEDIAN([.$B23])" office:value-type="float"/>
          <table:table-cell table:formula="of:=MEDIAN([.$C23])" office:value-type="float"/>
          <table:table-cell table:formula="of:=MAX([.$B23])" office:value-type="float"/>
          <table:table-cell table:formula="of:=MAX([.$C23])" office:value-type="float"/>
        </table:table-row>
        <table:table-row table:style-name="ro1">
          <table:table-cell office:value-type="string">
            <text:p>training_po/user42/aso</text:p>
          </table:table-cell>
          <table:table-cell table:formula="of:=AVERAGE([Instances.B24:Instances.B24])" office:value-type="float"/>
          <table:table-cell table:formula="of:=SUM([Instances.C24:Instances.C24])" office:value-type="float"/>
          <table:table-cell table:formula="of:=MIN([.$B24])" office:value-type="float"/>
          <table:table-cell table:formula="of:=MIN([.$C24])" office:value-type="float"/>
          <table:table-cell table:formula="of:=MEDIAN([.$B24])" office:value-type="float"/>
          <table:table-cell table:formula="of:=MEDIAN([.$C24])" office:value-type="float"/>
          <table:table-cell table:formula="of:=MAX([.$B24])" office:value-type="float"/>
          <table:table-cell table:formula="of:=MAX([.$C24])" office:value-type="float"/>
        </table:table-row>
        <table:table-row table:style-name="ro1">
          <table:table-cell office:value-type="string">
            <text:p>training_po/user42/less_weight</text:p>
          </table:table-cell>
          <table:table-cell table:formula="of:=AVERAGE([Instances.B25:Instances.B25])" office:value-type="float"/>
          <table:table-cell table:formula="of:=SUM([Instances.C25:Instances.C25])" office:value-type="float"/>
          <table:table-cell table:formula="of:=MIN([.$B25])" office:value-type="float"/>
          <table:table-cell table:formula="of:=MIN([.$C25])" office:value-type="float"/>
          <table:table-cell table:formula="of:=MEDIAN([.$B25])" office:value-type="float"/>
          <table:table-cell table:formula="of:=MEDIAN([.$C25])" office:value-type="float"/>
          <table:table-cell table:formula="of:=MAX([.$B25])" office:value-type="float"/>
          <table:table-cell table:formula="of:=MAX([.$C25])" office:value-type="float"/>
        </table:table-row>
        <table:table-row table:style-name="ro1">
          <table:table-cell office:value-type="string">
            <text:p>training_po/user42/poset</text:p>
          </table:table-cell>
          <table:table-cell table:formula="of:=AVERAGE([Instances.B26:Instances.B26])" office:value-type="float"/>
          <table:table-cell table:formula="of:=SUM([Instances.C26:Instances.C26])" office:value-type="float"/>
          <table:table-cell table:formula="of:=MIN([.$B26])" office:value-type="float"/>
          <table:table-cell table:formula="of:=MIN([.$C26])" office:value-type="float"/>
          <table:table-cell table:formula="of:=MEDIAN([.$B26])" office:value-type="float"/>
          <table:table-cell table:formula="of:=MEDIAN([.$C26])" office:value-type="float"/>
          <table:table-cell table:formula="of:=MAX([.$B26])" office:value-type="float"/>
          <table:table-cell table:formula="of:=MAX([.$C26])" office:value-type="float"/>
        </table:table-row>
        <table:table-row table:style-name="ro1">
          <table:table-cell office:value-type="string">
            <text:p>training_po/user43/aso</text:p>
          </table:table-cell>
          <table:table-cell table:formula="of:=AVERAGE([Instances.B27:Instances.B27])" office:value-type="float"/>
          <table:table-cell table:formula="of:=SUM([Instances.C27:Instances.C27])" office:value-type="float"/>
          <table:table-cell table:formula="of:=MIN([.$B27])" office:value-type="float"/>
          <table:table-cell table:formula="of:=MIN([.$C27])" office:value-type="float"/>
          <table:table-cell table:formula="of:=MEDIAN([.$B27])" office:value-type="float"/>
          <table:table-cell table:formula="of:=MEDIAN([.$C27])" office:value-type="float"/>
          <table:table-cell table:formula="of:=MAX([.$B27])" office:value-type="float"/>
          <table:table-cell table:formula="of:=MAX([.$C27])" office:value-type="float"/>
        </table:table-row>
        <table:table-row table:style-name="ro1">
          <table:table-cell office:value-type="string">
            <text:p>training_po/user43/less_weight</text:p>
          </table:table-cell>
          <table:table-cell table:formula="of:=AVERAGE([Instances.B28:Instances.B28])" office:value-type="float"/>
          <table:table-cell table:formula="of:=SUM([Instances.C28:Instances.C28])" office:value-type="float"/>
          <table:table-cell table:formula="of:=MIN([.$B28])" office:value-type="float"/>
          <table:table-cell table:formula="of:=MIN([.$C28])" office:value-type="float"/>
          <table:table-cell table:formula="of:=MEDIAN([.$B28])" office:value-type="float"/>
          <table:table-cell table:formula="of:=MEDIAN([.$C28])" office:value-type="float"/>
          <table:table-cell table:formula="of:=MAX([.$B28])" office:value-type="float"/>
          <table:table-cell table:formula="of:=MAX([.$C28])" office:value-type="float"/>
        </table:table-row>
        <table:table-row table:style-name="ro1">
          <table:table-cell office:value-type="string">
            <text:p>training_po/user43/poset</text:p>
          </table:table-cell>
          <table:table-cell table:formula="of:=AVERAGE([Instances.B29:Instances.B29])" office:value-type="float"/>
          <table:table-cell table:formula="of:=SUM([Instances.C29:Instances.C29])" office:value-type="float"/>
          <table:table-cell table:formula="of:=MIN([.$B29])" office:value-type="float"/>
          <table:table-cell table:formula="of:=MIN([.$C29])" office:value-type="float"/>
          <table:table-cell table:formula="of:=MEDIAN([.$B29])" office:value-type="float"/>
          <table:table-cell table:formula="of:=MEDIAN([.$C29])" office:value-type="float"/>
          <table:table-cell table:formula="of:=MAX([.$B29])" office:value-type="float"/>
          <table:table-cell table:formula="of:=MAX([.$C29])" office:value-type="float"/>
        </table:table-row>
        <table:table-row table:style-name="ro1">
          <table:table-cell office:value-type="string">
            <text:p>training_po/user51/aso</text:p>
          </table:table-cell>
          <table:table-cell table:formula="of:=AVERAGE([Instances.B30:Instances.B30])" office:value-type="float"/>
          <table:table-cell table:formula="of:=SUM([Instances.C30:Instances.C30])" office:value-type="float"/>
          <table:table-cell table:formula="of:=MIN([.$B30])" office:value-type="float"/>
          <table:table-cell table:formula="of:=MIN([.$C30])" office:value-type="float"/>
          <table:table-cell table:formula="of:=MEDIAN([.$B30])" office:value-type="float"/>
          <table:table-cell table:formula="of:=MEDIAN([.$C30])" office:value-type="float"/>
          <table:table-cell table:formula="of:=MAX([.$B30])" office:value-type="float"/>
          <table:table-cell table:formula="of:=MAX([.$C30])" office:value-type="float"/>
        </table:table-row>
        <table:table-row table:style-name="ro1">
          <table:table-cell office:value-type="string">
            <text:p>training_po/user51/less_weight</text:p>
          </table:table-cell>
          <table:table-cell table:formula="of:=AVERAGE([Instances.B31:Instances.B31])" office:value-type="float"/>
          <table:table-cell table:formula="of:=SUM([Instances.C31:Instances.C31])" office:value-type="float"/>
          <table:table-cell table:formula="of:=MIN([.$B31])" office:value-type="float"/>
          <table:table-cell table:formula="of:=MIN([.$C31])" office:value-type="float"/>
          <table:table-cell table:formula="of:=MEDIAN([.$B31])" office:value-type="float"/>
          <table:table-cell table:formula="of:=MEDIAN([.$C31])" office:value-type="float"/>
          <table:table-cell table:formula="of:=MAX([.$B31])" office:value-type="float"/>
          <table:table-cell table:formula="of:=MAX([.$C31])" office:value-type="float"/>
        </table:table-row>
        <table:table-row table:style-name="ro1">
          <table:table-cell office:value-type="string">
            <text:p>training_po/user51/poset</text:p>
          </table:table-cell>
          <table:table-cell table:formula="of:=AVERAGE([Instances.B32:Instances.B32])" office:value-type="float"/>
          <table:table-cell table:formula="of:=SUM([Instances.C32:Instances.C32])" office:value-type="float"/>
          <table:table-cell table:formula="of:=MIN([.$B32])" office:value-type="float"/>
          <table:table-cell table:formula="of:=MIN([.$C32])" office:value-type="float"/>
          <table:table-cell table:formula="of:=MEDIAN([.$B32])" office:value-type="float"/>
          <table:table-cell table:formula="of:=MEDIAN([.$C32])" office:value-type="float"/>
          <table:table-cell table:formula="of:=MAX([.$B32])" office:value-type="float"/>
          <table:table-cell table:formula="of:=MAX([.$C32])" office:value-type="float"/>
        </table:table-row>
        <table:table-row table:style-name="ro1">
          <table:table-cell office:value-type="string">
            <text:p>training_po/user52/aso</text:p>
          </table:table-cell>
          <table:table-cell table:formula="of:=AVERAGE([Instances.B33:Instances.B33])" office:value-type="float"/>
          <table:table-cell table:formula="of:=SUM([Instances.C33:Instances.C33])" office:value-type="float"/>
          <table:table-cell table:formula="of:=MIN([.$B33])" office:value-type="float"/>
          <table:table-cell table:formula="of:=MIN([.$C33])" office:value-type="float"/>
          <table:table-cell table:formula="of:=MEDIAN([.$B33])" office:value-type="float"/>
          <table:table-cell table:formula="of:=MEDIAN([.$C33])" office:value-type="float"/>
          <table:table-cell table:formula="of:=MAX([.$B33])" office:value-type="float"/>
          <table:table-cell table:formula="of:=MAX([.$C33])" office:value-type="float"/>
        </table:table-row>
        <table:table-row table:style-name="ro1">
          <table:table-cell office:value-type="string">
            <text:p>training_po/user52/less_weight</text:p>
          </table:table-cell>
          <table:table-cell table:formula="of:=AVERAGE([Instances.B34:Instances.B34])" office:value-type="float"/>
          <table:table-cell table:formula="of:=SUM([Instances.C34:Instances.C34])" office:value-type="float"/>
          <table:table-cell table:formula="of:=MIN([.$B34])" office:value-type="float"/>
          <table:table-cell table:formula="of:=MIN([.$C34])" office:value-type="float"/>
          <table:table-cell table:formula="of:=MEDIAN([.$B34])" office:value-type="float"/>
          <table:table-cell table:formula="of:=MEDIAN([.$C34])" office:value-type="float"/>
          <table:table-cell table:formula="of:=MAX([.$B34])" office:value-type="float"/>
          <table:table-cell table:formula="of:=MAX([.$C34])" office:value-type="float"/>
        </table:table-row>
        <table:table-row table:style-name="ro1">
          <table:table-cell office:value-type="string">
            <text:p>training_po/user52/poset</text:p>
          </table:table-cell>
          <table:table-cell table:formula="of:=AVERAGE([Instances.B35:Instances.B35])" office:value-type="float"/>
          <table:table-cell table:formula="of:=SUM([Instances.C35:Instances.C35])" office:value-type="float"/>
          <table:table-cell table:formula="of:=MIN([.$B35])" office:value-type="float"/>
          <table:table-cell table:formula="of:=MIN([.$C35])" office:value-type="float"/>
          <table:table-cell table:formula="of:=MEDIAN([.$B35])" office:value-type="float"/>
          <table:table-cell table:formula="of:=MEDIAN([.$C35])" office:value-type="float"/>
          <table:table-cell table:formula="of:=MAX([.$B35])" office:value-type="float"/>
          <table:table-cell table:formula="of:=MAX([.$C35])" office:value-type="float"/>
        </table:table-row>
        <table:table-row table:style-name="ro1">
          <table:table-cell office:value-type="string">
            <text:p>training_po/user55/aso</text:p>
          </table:table-cell>
          <table:table-cell table:formula="of:=AVERAGE([Instances.B36:Instances.B36])" office:value-type="float"/>
          <table:table-cell table:formula="of:=SUM([Instances.C36:Instances.C36])" office:value-type="float"/>
          <table:table-cell table:formula="of:=MIN([.$B36])" office:value-type="float"/>
          <table:table-cell table:formula="of:=MIN([.$C36])" office:value-type="float"/>
          <table:table-cell table:formula="of:=MEDIAN([.$B36])" office:value-type="float"/>
          <table:table-cell table:formula="of:=MEDIAN([.$C36])" office:value-type="float"/>
          <table:table-cell table:formula="of:=MAX([.$B36])" office:value-type="float"/>
          <table:table-cell table:formula="of:=MAX([.$C36])" office:value-type="float"/>
        </table:table-row>
        <table:table-row table:style-name="ro1">
          <table:table-cell office:value-type="string">
            <text:p>training_po/user55/less_weight</text:p>
          </table:table-cell>
          <table:table-cell table:formula="of:=AVERAGE([Instances.B37:Instances.B37])" office:value-type="float"/>
          <table:table-cell table:formula="of:=SUM([Instances.C37:Instances.C37])" office:value-type="float"/>
          <table:table-cell table:formula="of:=MIN([.$B37])" office:value-type="float"/>
          <table:table-cell table:formula="of:=MIN([.$C37])" office:value-type="float"/>
          <table:table-cell table:formula="of:=MEDIAN([.$B37])" office:value-type="float"/>
          <table:table-cell table:formula="of:=MEDIAN([.$C37])" office:value-type="float"/>
          <table:table-cell table:formula="of:=MAX([.$B37])" office:value-type="float"/>
          <table:table-cell table:formula="of:=MAX([.$C37])" office:value-type="float"/>
        </table:table-row>
        <table:table-row table:style-name="ro1">
          <table:table-cell office:value-type="string">
            <text:p>training_po/user55/poset</text:p>
          </table:table-cell>
          <table:table-cell table:formula="of:=AVERAGE([Instances.B38:Instances.B38])" office:value-type="float"/>
          <table:table-cell table:formula="of:=SUM([Instances.C38:Instances.C38])" office:value-type="float"/>
          <table:table-cell table:formula="of:=MIN([.$B38])" office:value-type="float"/>
          <table:table-cell table:formula="of:=MIN([.$C38])" office:value-type="float"/>
          <table:table-cell table:formula="of:=MEDIAN([.$B38])" office:value-type="float"/>
          <table:table-cell table:formula="of:=MEDIAN([.$C38])" office:value-type="float"/>
          <table:table-cell table:formula="of:=MAX([.$B38])" office:value-type="float"/>
          <table:table-cell table:formula="of:=MAX([.$C38])" office:value-type="float"/>
        </table:table-row>
        <table:table-row table:style-name="ro1">
          <table:table-cell office:value-type="string">
            <text:p>training_po/user7/aso</text:p>
          </table:table-cell>
          <table:table-cell table:formula="of:=AVERAGE([Instances.B39:Instances.B39])" office:value-type="float"/>
          <table:table-cell table:formula="of:=SUM([Instances.C39:Instances.C39])" office:value-type="float"/>
          <table:table-cell table:formula="of:=MIN([.$B39])" office:value-type="float"/>
          <table:table-cell table:formula="of:=MIN([.$C39])" office:value-type="float"/>
          <table:table-cell table:formula="of:=MEDIAN([.$B39])" office:value-type="float"/>
          <table:table-cell table:formula="of:=MEDIAN([.$C39])" office:value-type="float"/>
          <table:table-cell table:formula="of:=MAX([.$B39])" office:value-type="float"/>
          <table:table-cell table:formula="of:=MAX([.$C39])" office:value-type="float"/>
        </table:table-row>
        <table:table-row table:style-name="ro1">
          <table:table-cell office:value-type="string">
            <text:p>training_po/user7/less_weight</text:p>
          </table:table-cell>
          <table:table-cell table:formula="of:=AVERAGE([Instances.B40:Instances.B40])" office:value-type="float"/>
          <table:table-cell table:formula="of:=SUM([Instances.C40:Instances.C40])" office:value-type="float"/>
          <table:table-cell table:formula="of:=MIN([.$B40])" office:value-type="float"/>
          <table:table-cell table:formula="of:=MIN([.$C40])" office:value-type="float"/>
          <table:table-cell table:formula="of:=MEDIAN([.$B40])" office:value-type="float"/>
          <table:table-cell table:formula="of:=MEDIAN([.$C40])" office:value-type="float"/>
          <table:table-cell table:formula="of:=MAX([.$B40])" office:value-type="float"/>
          <table:table-cell table:formula="of:=MAX([.$C40])" office:value-type="float"/>
        </table:table-row>
        <table:table-row table:style-name="ro1">
          <table:table-cell office:value-type="string">
            <text:p>training_po/user7/poset</text:p>
          </table:table-cell>
          <table:table-cell table:formula="of:=AVERAGE([Instances.B41:Instances.B41])" office:value-type="float"/>
          <table:table-cell table:formula="of:=SUM([Instances.C41:Instances.C41])" office:value-type="float"/>
          <table:table-cell table:formula="of:=MIN([.$B41])" office:value-type="float"/>
          <table:table-cell table:formula="of:=MIN([.$C41])" office:value-type="float"/>
          <table:table-cell table:formula="of:=MEDIAN([.$B41])" office:value-type="float"/>
          <table:table-cell table:formula="of:=MEDIAN([.$C41])" office:value-type="float"/>
          <table:table-cell table:formula="of:=MAX([.$B41])" office:value-type="float"/>
          <table:table-cell table:formula="of:=MAX([.$C41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1])" office:value-type="float"/>
          <table:table-cell table:formula="of:=SUM([.C3:.C41])" office:value-type="float"/>
          <table:table-cell table:formula="of:=SUM([.D3:.D41])" office:value-type="float"/>
          <table:table-cell table:formula="of:=SUM([.E3:.E41])" office:value-type="float"/>
          <table:table-cell table:formula="of:=SUM([.F3:.F41])" office:value-type="float"/>
          <table:table-cell table:formula="of:=SUM([.G3:.G41])" office:value-type="float"/>
          <table:table-cell table:formula="of:=SUM([.H3:.H41])" office:value-type="float"/>
          <table:table-cell table:formula="of:=SUM([.I3:.I41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1])" office:value-type="float"/>
          <table:table-cell table:formula="of:=AVERAGE([.C3:.C41])" office:value-type="float"/>
          <table:table-cell table:formula="of:=AVERAGE([.D3:.D41])" office:value-type="float"/>
          <table:table-cell table:formula="of:=AVERAGE([.E3:.E41])" office:value-type="float"/>
          <table:table-cell table:formula="of:=AVERAGE([.F3:.F41])" office:value-type="float"/>
          <table:table-cell table:formula="of:=AVERAGE([.G3:.G41])" office:value-type="float"/>
          <table:table-cell table:formula="of:=AVERAGE([.H3:.H41])" office:value-type="float"/>
          <table:table-cell table:formula="of:=AVERAGE([.I3:.I41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1])" office:value-type="float"/>
          <table:table-cell table:formula="of:=STDEV([.C3:.C41])" office:value-type="float"/>
          <table:table-cell table:formula="of:=STDEV([.D3:.D41])" office:value-type="float"/>
          <table:table-cell table:formula="of:=STDEV([.E3:.E41])" office:value-type="float"/>
          <table:table-cell table:formula="of:=STDEV([.F3:.F41])" office:value-type="float"/>
          <table:table-cell table:formula="of:=STDEV([.G3:.G41])" office:value-type="float"/>
          <table:table-cell table:formula="of:=STDEV([.H3:.H41])" office:value-type="float"/>
          <table:table-cell table:formula="of:=STDEV([.I3:.I41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1]-[.$D3:.$D41])^2)^0.5" office:value-type="float"/>
          <table:table-cell table:number-matrix-columns-spanned="1" table:number-matrix-rows-spanned="1" table:formula="of:=SUM(([.C3:.C41]-[.$E3:.$E41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1]=[.$D3:.$D41])" office:value-type="float"/>
          <table:table-cell table:number-matrix-columns-spanned="1" table:number-matrix-rows-spanned="1" table:formula="of:=SUM([.C3:.C41]=[.$E3:.$E41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1]&lt;[.$F3:.$F41])" office:value-type="float"/>
          <table:table-cell table:number-matrix-columns-spanned="1" table:number-matrix-rows-spanned="1" table:formula="of:=SUM([.C3:.C41]&lt;[.$G3:.$G41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1]&gt;[.$F3:.$F41])" office:value-type="float"/>
          <table:table-cell table:number-matrix-columns-spanned="1" table:number-matrix-rows-spanned="1" table:formula="of:=SUM([.C3:.C41]&gt;[.$G3:.$G41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1]=[.$H3:.$H41])" office:value-type="float"/>
          <table:table-cell table:number-matrix-columns-spanned="1" table:number-matrix-rows-spanned="1" table:formula="of:=SUM([.C3:.C41]=[.$I3:.$I41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